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a309" officeooo:paragraph-rsid="0009a309"/>
    </style:style>
    <style:style style:name="P2" style:family="paragraph" style:parent-style-name="Standard">
      <style:text-properties officeooo:rsid="000fe7f5" officeooo:paragraph-rsid="000fe7f5"/>
    </style:style>
    <style:style style:name="P3" style:family="paragraph" style:parent-style-name="Standard">
      <style:text-properties officeooo:rsid="00139cde" officeooo:paragraph-rsid="00139cde"/>
    </style:style>
    <style:style style:name="P4" style:family="paragraph" style:parent-style-name="Standard">
      <style:text-properties officeooo:rsid="00195309" officeooo:paragraph-rsid="00195309"/>
    </style:style>
    <style:style style:name="P5" style:family="paragraph" style:parent-style-name="Standard" style:list-style-name="L1">
      <style:text-properties officeooo:rsid="0009a309" officeooo:paragraph-rsid="0009a309"/>
    </style:style>
    <style:style style:name="P6" style:family="paragraph" style:parent-style-name="Standard" style:list-style-name="L1">
      <style:text-properties officeooo:rsid="000b5ab6" officeooo:paragraph-rsid="000b5ab6"/>
    </style:style>
    <style:style style:name="P7" style:family="paragraph" style:parent-style-name="Standard" style:list-style-name="L1">
      <style:text-properties officeooo:rsid="000d22b4" officeooo:paragraph-rsid="000d22b4"/>
    </style:style>
    <style:style style:name="P8" style:family="paragraph" style:parent-style-name="Standard" style:list-style-name="L1">
      <style:text-properties officeooo:rsid="000eb00d" officeooo:paragraph-rsid="000eb00d"/>
    </style:style>
    <style:style style:name="P9" style:family="paragraph" style:parent-style-name="Standard" style:list-style-name="L1">
      <style:text-properties officeooo:rsid="000f03b9" officeooo:paragraph-rsid="000f03b9"/>
    </style:style>
    <style:style style:name="P10" style:family="paragraph" style:parent-style-name="Standard" style:list-style-name="L1">
      <style:text-properties officeooo:rsid="000fe7f5" officeooo:paragraph-rsid="000fe7f5"/>
    </style:style>
    <style:style style:name="P11" style:family="paragraph" style:parent-style-name="Standard" style:list-style-name="L2">
      <style:text-properties officeooo:rsid="000fe7f5" officeooo:paragraph-rsid="000fe7f5"/>
    </style:style>
    <style:style style:name="P12" style:family="paragraph" style:parent-style-name="Standard" style:list-style-name="L2">
      <style:text-properties officeooo:rsid="0010ce6c" officeooo:paragraph-rsid="0010ce6c"/>
    </style:style>
    <style:style style:name="P13" style:family="paragraph" style:parent-style-name="Standard" style:list-style-name="L2">
      <style:text-properties officeooo:rsid="001292fe" officeooo:paragraph-rsid="001292fe"/>
    </style:style>
    <style:style style:name="P14" style:family="paragraph" style:parent-style-name="Standard" style:list-style-name="L2">
      <style:text-properties officeooo:rsid="00139cde" officeooo:paragraph-rsid="00139cde"/>
    </style:style>
    <style:style style:name="P15" style:family="paragraph" style:parent-style-name="Standard" style:list-style-name="L3">
      <style:text-properties officeooo:rsid="00153eb1" officeooo:paragraph-rsid="00153eb1"/>
    </style:style>
    <style:style style:name="P16" style:family="paragraph" style:parent-style-name="Standard" style:list-style-name="L3">
      <style:text-properties officeooo:rsid="001664f6" officeooo:paragraph-rsid="001664f6"/>
    </style:style>
    <style:style style:name="P17" style:family="paragraph" style:parent-style-name="Standard" style:list-style-name="L3">
      <style:text-properties officeooo:rsid="001692ca" officeooo:paragraph-rsid="001692ca"/>
    </style:style>
    <style:style style:name="P18" style:family="paragraph" style:parent-style-name="Standard" style:list-style-name="L4">
      <style:text-properties officeooo:rsid="00195309" officeooo:paragraph-rsid="00195309"/>
    </style:style>
    <style:style style:name="P19" style:family="paragraph" style:parent-style-name="Standard" style:list-style-name="L4">
      <style:text-properties officeooo:rsid="001c9fad" officeooo:paragraph-rsid="001c9fad"/>
    </style:style>
    <style:style style:name="P20" style:family="paragraph" style:parent-style-name="Standard" style:list-style-name="L4">
      <style:text-properties officeooo:rsid="001d1796" officeooo:paragraph-rsid="001d1796"/>
    </style:style>
    <style:style style:name="P21" style:family="paragraph" style:parent-style-name="Standard">
      <style:text-properties officeooo:rsid="001d47d8" officeooo:paragraph-rsid="001d47d8"/>
    </style:style>
    <style:style style:name="P22" style:family="paragraph" style:parent-style-name="Standard" style:list-style-name="L5">
      <style:text-properties officeooo:rsid="001d47d8" officeooo:paragraph-rsid="001d47d8"/>
    </style:style>
    <style:style style:name="P23" style:family="paragraph" style:parent-style-name="Standard" style:list-style-name="L5">
      <style:text-properties officeooo:rsid="001f43e0" officeooo:paragraph-rsid="001f43e0"/>
    </style:style>
    <style:style style:name="P24" style:family="paragraph" style:parent-style-name="Standard">
      <style:text-properties officeooo:rsid="001f7f5b" officeooo:paragraph-rsid="001f7f5b"/>
    </style:style>
    <style:style style:name="P25" style:family="paragraph" style:parent-style-name="Standard" style:list-style-name="L6">
      <style:text-properties officeooo:rsid="001fd75b" officeooo:paragraph-rsid="001fd75b"/>
    </style:style>
    <style:style style:name="P26" style:family="paragraph" style:parent-style-name="Standard">
      <style:text-properties officeooo:rsid="0020d16f" officeooo:paragraph-rsid="0020d16f"/>
    </style:style>
    <style:style style:name="P27" style:family="paragraph" style:parent-style-name="Standard" style:list-style-name="L7">
      <style:text-properties officeooo:rsid="0020d16f" officeooo:paragraph-rsid="0020d16f"/>
    </style:style>
    <style:style style:name="P28" style:family="paragraph" style:parent-style-name="Standard">
      <style:text-properties officeooo:rsid="0020f76b" officeooo:paragraph-rsid="0020f76b"/>
    </style:style>
    <style:style style:name="P29" style:family="paragraph" style:parent-style-name="Standard" style:list-style-name="L8">
      <style:text-properties officeooo:rsid="0020f76b" officeooo:paragraph-rsid="0020f76b"/>
    </style:style>
    <style:style style:name="P30" style:family="paragraph" style:parent-style-name="Standard">
      <style:text-properties officeooo:rsid="0023964a" officeooo:paragraph-rsid="0023964a"/>
    </style:style>
    <style:style style:name="P31" style:family="paragraph" style:parent-style-name="Standard" style:list-style-name="L9">
      <style:text-properties officeooo:rsid="0023964a" officeooo:paragraph-rsid="0023964a"/>
    </style:style>
    <style:style style:name="P32" style:family="paragraph" style:parent-style-name="Standard" style:list-style-name="L10">
      <style:text-properties officeooo:rsid="00258844" officeooo:paragraph-rsid="00258844"/>
    </style:style>
    <style:style style:name="P33" style:family="paragraph" style:parent-style-name="Standard">
      <style:text-properties officeooo:rsid="00276ea6" officeooo:paragraph-rsid="00276ea6"/>
    </style:style>
    <style:style style:name="P34" style:family="paragraph" style:parent-style-name="Standard" style:list-style-name="L11">
      <style:text-properties officeooo:rsid="0028951f" officeooo:paragraph-rsid="0028951f"/>
    </style:style>
    <style:style style:name="P35" style:family="paragraph" style:parent-style-name="Standard">
      <style:text-properties officeooo:rsid="0028951f" officeooo:paragraph-rsid="0028951f"/>
    </style:style>
    <style:style style:name="P36" style:family="paragraph" style:parent-style-name="Standard" style:list-style-name="L12">
      <style:text-properties officeooo:rsid="0028951f" officeooo:paragraph-rsid="0028951f"/>
    </style:style>
    <style:style style:name="P37" style:family="paragraph" style:parent-style-name="Standard" style:list-style-name="L12">
      <style:text-properties officeooo:rsid="0028e8d9" officeooo:paragraph-rsid="0028e8d9"/>
    </style:style>
    <style:style style:name="P38" style:family="paragraph" style:parent-style-name="Standard" style:list-style-name="L12">
      <style:text-properties officeooo:rsid="002aad9b" officeooo:paragraph-rsid="002aad9b"/>
    </style:style>
    <style:style style:name="P39" style:family="paragraph" style:parent-style-name="Standard">
      <style:text-properties officeooo:rsid="002c9d44" officeooo:paragraph-rsid="002c9d44"/>
    </style:style>
    <style:style style:name="P40" style:family="paragraph" style:parent-style-name="Standard" style:list-style-name="L13">
      <style:text-properties officeooo:rsid="002c9d44" officeooo:paragraph-rsid="002c9d44"/>
    </style:style>
    <style:style style:name="P41" style:family="paragraph" style:parent-style-name="Standard">
      <style:text-properties officeooo:rsid="002f0643" officeooo:paragraph-rsid="002f0643"/>
    </style:style>
    <style:style style:name="P42" style:family="paragraph" style:parent-style-name="Standard" style:list-style-name="L14">
      <style:text-properties officeooo:rsid="002f0643" officeooo:paragraph-rsid="002f0643"/>
    </style:style>
    <style:style style:name="P43" style:family="paragraph" style:parent-style-name="Standard" style:list-style-name="L14">
      <style:text-properties officeooo:rsid="002f964c" officeooo:paragraph-rsid="002f964c"/>
    </style:style>
    <style:style style:name="P44" style:family="paragraph" style:parent-style-name="Standard">
      <style:text-properties officeooo:rsid="002f964c" officeooo:paragraph-rsid="002f964c"/>
    </style:style>
    <style:style style:name="P45" style:family="paragraph" style:parent-style-name="Standard" style:list-style-name="L15">
      <style:text-properties officeooo:rsid="002f964c" officeooo:paragraph-rsid="002f964c"/>
    </style:style>
    <style:style style:name="P46" style:family="paragraph" style:parent-style-name="Standard" style:list-style-name="L14">
      <style:text-properties officeooo:rsid="0030b799" officeooo:paragraph-rsid="0030b799"/>
    </style:style>
    <style:style style:name="P47" style:family="paragraph" style:parent-style-name="Standard" style:list-style-name="L1">
      <style:text-properties officeooo:rsid="0030b799" officeooo:paragraph-rsid="0030b799"/>
    </style:style>
    <style:style style:name="T1" style:family="text">
      <style:text-properties officeooo:rsid="000fe7f5"/>
    </style:style>
    <style:style style:name="T2" style:family="text">
      <style:text-properties officeooo:rsid="001292fe"/>
    </style:style>
    <style:style style:name="T3" style:family="text">
      <style:text-properties officeooo:rsid="001692ca"/>
    </style:style>
    <style:style style:name="T4" style:family="text">
      <style:text-properties officeooo:rsid="001d1796"/>
    </style:style>
    <style:style style:name="T5" style:family="text">
      <style:text-properties officeooo:rsid="001d47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2 <text:span text:style-name="T1">101</text:span>:</text:p>
      <text:list xml:id="list549828458" text:style-name="L1">
        <text:list-item>
          <text:p text:style-name="P5">Elastic Compute Cloud</text:p>
          <text:list>
            <text:list-item>
              <text:p text:style-name="P6">Resizable compute capacity in the cloud</text:p>
            </text:list-item>
            <text:list-item>
              <text:p text:style-name="P7">Very fast spin-up</text:p>
            </text:list-item>
          </text:list>
        </text:list-item>
        <text:list-item>
          <text:p text:style-name="P5">Pricing</text:p>
          <text:list>
            <text:list-item>
              <text:p text:style-name="P5">On Demand -&gt; fixed rate by hour</text:p>
              <text:list>
                <text:list-item>
                  <text:p text:style-name="P5">Low cost and flexible, no longer term commitment</text:p>
                </text:list-item>
                <text:list-item>
                  <text:p text:style-name="P5">Great for experimental software</text:p>
                </text:list-item>
              </text:list>
            </text:list-item>
            <text:list-item>
              <text:p text:style-name="P5">Reserved -&gt; Pay up front for a 1-3 year contract</text:p>
              <text:list>
                <text:list-item>
                  <text:p text:style-name="P5">Need constant, predictable service</text:p>
                </text:list-item>
                <text:list-item>
                  <text:p text:style-name="P5">Can be scheduled reservations, standard, convertible</text:p>
                </text:list-item>
                <text:list-item>
                  <text:p text:style-name="P47">Cannot move to another AZ</text:p>
                </text:list-item>
              </text:list>
            </text:list-item>
            <text:list-item>
              <text:p text:style-name="P5">Spot -&gt; Bid for excess capacity, prices fluctuate</text:p>
              <text:list>
                <text:list-item>
                  <text:p text:style-name="P5">Need cheap computing for trivial applications</text:p>
                </text:list-item>
                <text:list-item>
                  <text:p text:style-name="P7">Not charged if EC2 terminates a Spot instance</text:p>
                </text:list-item>
              </text:list>
            </text:list-item>
            <text:list-item>
              <text:p text:style-name="P5">Dedicated Hosts -&gt; Physical server, allows preservation of existing software licences</text:p>
              <text:list>
                <text:list-item>
                  <text:p text:style-name="P5">Good for regulatory/software requirements (no multi-tenant virtualization)</text:p>
                </text:list-item>
                <text:list-item>
                  <text:p text:style-name="P5">Can be on-demand or a reservation</text:p>
                </text:list-item>
              </text:list>
            </text:list-item>
            <text:list-item>
              <text:p text:style-name="P6">FIGHT DR MCPXZ AU</text:p>
            </text:list-item>
          </text:list>
        </text:list-item>
        <text:list-item>
          <text:p text:style-name="P8">Security Group</text:p>
          <text:list>
            <text:list-item>
              <text:p text:style-name="P8">Virtual Firewall for EC2 instances. Configure ports.</text:p>
            </text:list-item>
          </text:list>
        </text:list-item>
        <text:list-item>
          <text:p text:style-name="P9">Root device volumes can be encrypted</text:p>
          <text:list>
            <text:list-item>
              <text:p text:style-name="P10">Can be done with third-party tool or when creating AMI (AWS Machine Image)</text:p>
            </text:list-item>
            <text:list-item>
              <text:p text:style-name="P10">Additional volumes can also be encrypted now</text:p>
            </text:list-item>
          </text:list>
        </text:list-item>
        <text:list-item>
          <text:p text:style-name="P10"><text:span text:style-name="T2">Terminate</text:span> protection is turned off by default</text:p>
        </text:list-item>
        <text:list-item>
          <text:p text:style-name="P10">EBS instance’s root volume is deleted when the instance is terminated</text:p>
        </text:list-item>
      </text:list>
      <text:p text:style-name="P2">Security Groups:</text:p>
      <text:list xml:id="list2070070650" text:style-name="L2">
        <text:list-item>
          <text:p text:style-name="P11">All changes take effect immediately</text:p>
        </text:list-item>
        <text:list-item>
          <text:p text:style-name="P12">Inbound rules are automatically copied into Outbound rules</text:p>
        </text:list-item>
        <text:list-item>
          <text:p text:style-name="P13">Stateful</text:p>
        </text:list-item>
        <text:list-item>
          <text:p text:style-name="P13">Can’t block individual ports or ip addresses, everything is blocked by default</text:p>
        </text:list-item>
        <text:list-item>
          <text:p text:style-name="P14">Can have any number of SGs on an EC2 instance</text:p>
        </text:list-item>
      </text:list>
      <text:p text:style-name="P3">EBS:</text:p>
      <text:list xml:id="list3013916681" text:style-name="L3">
        <text:list-item>
          <text:p text:style-name="P15">Elastic Block Store, basically a virtual hard drive</text:p>
        </text:list-item>
        <text:list-item>
          <text:p text:style-name="P15">Replicated within availability zone</text:p>
        </text:list-item>
        <text:list-item>
          <text:p text:style-name="P15">Types</text:p>
          <text:list>
            <text:list-item>
              <text:p text:style-name="P15">gp2 -&gt; General Purpose SSD, 16,000 IOPS, General Purpose</text:p>
            </text:list-item>
            <text:list-item>
              <text:p text:style-name="P15">io1 -&gt; Provisioned IOPS SDD, 64,000 IOPS, Databases</text:p>
            </text:list-item>
            <text:list-item>
              <text:p text:style-name="P15">st1 -&gt; Throughput Optimized HDD, 500 IOPS, Data Warehouses</text:p>
            </text:list-item>
            <text:list-item>
              <text:p text:style-name="P15">sc1 -&gt; Cold HDD, 250 IOPS, File Servers,</text:p>
            </text:list-item>
            <text:list-item>
              <text:p text:style-name="P15">Standard -&gt; EBS Magnetic, 40-200 IOPS, Infrequently accessed data</text:p>
            </text:list-item>
          </text:list>
        </text:list-item>
        <text:list-item>
          <text:p text:style-name="P16">EBS volume is in the same AZ as EC2</text:p>
        </text:list-item>
        <text:list-item>
          <text:p text:style-name="P16">Deleting an EC2 instance takes the <text:span text:style-name="T3">root</text:span> EBS volume with it</text:p>
          <text:list>
            <text:list-item>
              <text:p text:style-name="P17">Additional volumes are persisted</text:p>
            </text:list-item>
          </text:list>
        </text:list-item>
        <text:list-item>
          <text:p text:style-name="P16">To move a volume/<text:span text:style-name="T3">instance</text:span> to another AZ, you need to create a snapshot of the volume, then create an image from the snapshot, <text:span text:style-name="T3">use hardware-assisted virtualization, then create a new instance with that image.</text:span></text:p>
        </text:list-item>
        <text:list-item>
          <text:p text:style-name="P17">Snapshots are stored in S3</text:p>
          <text:list>
            <text:list-item>
              <text:p text:style-name="P17">Photograph of disk (Point in Time)</text:p>
            </text:list-item>
          </text:list>
        </text:list-item>
        <text:list-item>
          <text:p text:style-name="P17"><text:soft-page-break/>Snapshots are incremental, only changes since last snapshot are stored</text:p>
        </text:list-item>
        <text:list-item>
          <text:p text:style-name="P17">It’s a good idea to stop the instance before taking a snapshot to prevent lost data</text:p>
        </text:list-item>
        <text:list-item>
          <text:p text:style-name="P17">Volume types/sizes can be changed on the fly</text:p>
        </text:list-item>
      </text:list>
      <text:p text:style-name="P4">AMI Types:</text:p>
      <text:list xml:id="list1025175158" text:style-name="L4">
        <text:list-item>
          <text:p text:style-name="P18">Region, OS, Architecture, permissions, root device volume</text:p>
        </text:list-item>
        <text:list-item>
          <text:p text:style-name="P19">Two types of volumes</text:p>
          <text:list>
            <text:list-item>
              <text:p text:style-name="P19">EBS -&gt; create an AMI from a snapshot</text:p>
              <text:list>
                <text:list-item>
                  <text:p text:style-name="P20"><text:span text:style-name="T5">Instances c</text:span>an be stopped, data persists</text:p>
                </text:list-item>
              </text:list>
            </text:list-item>
            <text:list-item>
              <text:p text:style-name="P19">Instance Store <text:span text:style-name="T4">(sometimes called Ephemeral)</text:span> -&gt; created from a template stored in S3</text:p>
              <text:list>
                <text:list-item>
                  <text:p text:style-name="P20"><text:span text:style-name="T5">Instances c</text:span>an’t be stopped. If the host fails, all data is lost</text:p>
                </text:list-item>
              </text:list>
            </text:list-item>
          </text:list>
        </text:list-item>
      </text:list>
      <text:p text:style-name="P21">ENI vs ENA vs EFA:</text:p>
      <text:list xml:id="list1134348659" text:style-name="L5">
        <text:list-item>
          <text:p text:style-name="P22">ENI -&gt; Elastic Network Interface</text:p>
          <text:list>
            <text:list-item>
              <text:p text:style-name="P22">Basically a network card</text:p>
            </text:list-item>
            <text:list-item>
              <text:p text:style-name="P22">One public IPv4 address, one private IPv4 address, one or more IPv6</text:p>
            </text:list-item>
            <text:list-item>
              <text:p text:style-name="P22">Used for management network, network in a VPC, low-budget high-availability</text:p>
            </text:list-item>
          </text:list>
        </text:list-item>
        <text:list-item>
          <text:p text:style-name="P22">ENA -&gt; Enhanced Networking</text:p>
          <text:list>
            <text:list-item>
              <text:p text:style-name="P22">Single root IO virtualization to provide high performance networking capabilities</text:p>
            </text:list-item>
            <text:list-item>
              <text:p text:style-name="P22">Faster than ENI, no additional </text:p>
            </text:list-item>
            <text:list-item>
              <text:p text:style-name="P23">Not supported by all instance types</text:p>
            </text:list-item>
            <text:list-item>
              <text:p text:style-name="P23">Elastic Network Adapter (100Gbs) or Virtual Function (10Gbs)</text:p>
              <text:list>
                <text:list-item>
                  <text:p text:style-name="P23">VF is mostly used on older instances</text:p>
                </text:list-item>
              </text:list>
            </text:list-item>
          </text:list>
        </text:list-item>
        <text:list-item>
          <text:p text:style-name="P22">EFA -&gt; Elastic Fabric Adapter</text:p>
          <text:list>
            <text:list-item>
              <text:p text:style-name="P22">Attach to EC2 instance to accelerate High Performance Computing and machine learning </text:p>
            </text:list-item>
            <text:list-item>
              <text:p text:style-name="P23">OS-bypass, does not need to interface with the kernel. Very low latency.</text:p>
            </text:list-item>
            <text:list-item>
              <text:p text:style-name="P23">Not supported by Windows, only Linux</text:p>
            </text:list-item>
          </text:list>
        </text:list-item>
      </text:list>
      <text:p text:style-name="P24">Encrypted Root Device Volumes:</text:p>
      <text:list xml:id="list125863508" text:style-name="L6">
        <text:list-item>
          <text:p text:style-name="P25">Snapshots of encrypted volumes are always encrypted</text:p>
        </text:list-item>
        <text:list-item>
          <text:p text:style-name="P25">Can only share non-encrypted snapshots</text:p>
          <text:list>
            <text:list-item>
              <text:p text:style-name="P25">Can be public or shared between accounts</text:p>
            </text:list-item>
          </text:list>
        </text:list-item>
        <text:list-item>
          <text:p text:style-name="P25">You can encrypt root device volumes upon instance creation</text:p>
        </text:list-item>
      </text:list>
      <text:p text:style-name="P26">CloudWatch 101:</text:p>
      <text:list xml:id="list3128437707" text:style-name="L7">
        <text:list-item>
          <text:p text:style-name="P27">Used to monitor services/applications in AWS</text:p>
          <text:list>
            <text:list-item>
              <text:p text:style-name="P27">Compute</text:p>
              <text:list>
                <text:list-item>
                  <text:p text:style-name="P27">EC2</text:p>
                </text:list-item>
                <text:list-item>
                  <text:p text:style-name="P27">ELB</text:p>
                </text:list-item>
                <text:list-item>
                  <text:p text:style-name="P27">Route53</text:p>
                </text:list-item>
              </text:list>
            </text:list-item>
            <text:list-item>
              <text:p text:style-name="P27">Storage and CDN</text:p>
              <text:list>
                <text:list-item>
                  <text:p text:style-name="P27">EBS Volumes</text:p>
                </text:list-item>
                <text:list-item>
                  <text:p text:style-name="P27">Storage Gateways</text:p>
                </text:list-item>
                <text:list-item>
                  <text:p text:style-name="P27">CloudFront</text:p>
                </text:list-item>
              </text:list>
            </text:list-item>
          </text:list>
        </text:list-item>
        <text:list-item>
          <text:p text:style-name="P27">Metrics</text:p>
          <text:list>
            <text:list-item>
              <text:p text:style-name="P27">CPU, Network, Disk, Status</text:p>
            </text:list-item>
          </text:list>
        </text:list-item>
        <text:list-item>
          <text:p text:style-name="P27">CloudWatch monitors performance, CloudTrail monitors API calls</text:p>
        </text:list-item>
        <text:list-item>
          <text:p text:style-name="P27">Monitors with EC2 every 5 minutes</text:p>
          <text:list>
            <text:list-item>
              <text:p text:style-name="P27">Can have 1 minute intervals with detailed monitoring</text:p>
            </text:list-item>
          </text:list>
        </text:list-item>
        <text:list-item>
          <text:p text:style-name="P27">ALARMS!</text:p>
        </text:list-item>
      </text:list>
      <text:p text:style-name="P28">AWS CLI:</text:p>
      <text:list xml:id="list2288067836" text:style-name="L8">
        <text:list-item>
          <text:p text:style-name="P29">Need to setup access in IAM</text:p>
        </text:list-item>
        <text:list-item>
          <text:p text:style-name="P29">Can use it to interface with AWS services</text:p>
        </text:list-item>
      </text:list>
      <text:p text:style-name="P28"><text:soft-page-break/></text:p>
      <text:p text:style-name="P30">IAM Roles:</text:p>
      <text:list xml:id="list1439946209" text:style-name="L9">
        <text:list-item>
          <text:p text:style-name="P31">More secure than access key/secret key</text:p>
        </text:list-item>
        <text:list-item>
          <text:p text:style-name="P31">Easier to manage, can update role which affects all users with that role</text:p>
        </text:list-item>
        <text:list-item>
          <text:p text:style-name="P31">Global, can be assigned to an EC2 instance using both console and CLI</text:p>
        </text:list-item>
      </text:list>
      <text:p text:style-name="P30">Boot Strap Scripts:</text:p>
      <text:list xml:id="list3906876084" text:style-name="L10">
        <text:list-item>
          <text:p text:style-name="P32">A bash script that runs when an EC2 instance is created</text:p>
        </text:list-item>
      </text:list>
      <text:p text:style-name="P33">Instance Metadata:</text:p>
      <text:list xml:id="list3506249403" text:style-name="L11">
        <text:list-item>
          <text:p text:style-name="P34">Used to get info about an instance (eg. A public IP)</text:p>
        </text:list-item>
        <text:list-item>
          <text:p text:style-name="P34">Uses curl: http://&lt;ip-addr&gt;/latest/meta-data</text:p>
          <text:list>
            <text:list-item>
              <text:p text:style-name="P34">http://&lt;ip-addr&gt;/latest/user-data</text:p>
            </text:list-item>
          </text:list>
        </text:list-item>
      </text:list>
      <text:p text:style-name="P35">EFS:</text:p>
      <text:list xml:id="list2390282187" text:style-name="L12">
        <text:list-item>
          <text:p text:style-name="P36">Elastic File System -&gt; File storage service for EC2 instances</text:p>
        </text:list-item>
        <text:list-item>
          <text:p text:style-name="P36">Can be shared between instances</text:p>
        </text:list-item>
        <text:list-item>
          <text:p text:style-name="P36">Grows and shrinks with number of files</text:p>
        </text:list-item>
        <text:list-item>
          <text:p text:style-name="P36">Has lifecycle policies</text:p>
        </text:list-item>
        <text:list-item>
          <text:p text:style-name="P37">Need to have NFS protocol enabled in security group</text:p>
        </text:list-item>
        <text:list-item>
          <text:p text:style-name="P37">Can mount the file system into a specific directory to be shared between instances</text:p>
        </text:list-item>
        <text:list-item>
          <text:p text:style-name="P38">Only pay for storage as you use it</text:p>
        </text:list-item>
        <text:list-item>
          <text:p text:style-name="P38">Stored across multiple Azs</text:p>
        </text:list-item>
        <text:list-item>
          <text:p text:style-name="P38">Read after write consistency</text:p>
        </text:list-item>
      </text:list>
      <text:p text:style-name="P39">FSx for Windows and Lustre:</text:p>
      <text:list xml:id="list3126023301" text:style-name="L13">
        <text:list-item>
          <text:p text:style-name="P40">Windows File Server, designed for use with Windows applications</text:p>
        </text:list-item>
        <text:list-item>
          <text:p text:style-name="P40">SMB based, not NFS</text:p>
        </text:list-item>
        <text:list-item>
          <text:p text:style-name="P40">Supports Active Directory (AD)</text:p>
        </text:list-item>
        <text:list-item>
          <text:p text:style-name="P40">Lustre is a managed file system that is optimized for compute-intensive workloads, such as machine learning or data processing</text:p>
        </text:list-item>
      </text:list>
      <text:p text:style-name="P41">EC2 Placement Groups:</text:p>
      <text:list xml:id="list41325153" text:style-name="L14">
        <text:list-item>
          <text:p text:style-name="P42">Clustered Placement Group</text:p>
          <text:list>
            <text:list-item>
              <text:p text:style-name="P42">grouping of instances in a single AZ</text:p>
            </text:list-item>
            <text:list-item>
              <text:p text:style-name="P42">low network latency, high throughput </text:p>
            </text:list-item>
            <text:list-item>
              <text:p text:style-name="P42">Not supported by all instances</text:p>
            </text:list-item>
          </text:list>
        </text:list-item>
        <text:list-item>
          <text:p text:style-name="P43">Spread Placement Group</text:p>
          <text:list>
            <text:list-item>
              <text:p text:style-name="P43">Distinct underlying hardware</text:p>
            </text:list-item>
            <text:list-item>
              <text:p text:style-name="P43">Small number of critical instances that need to be separate</text:p>
            </text:list-item>
            <text:list-item>
              <text:p text:style-name="P46">7 instances per AZ</text:p>
            </text:list-item>
          </text:list>
        </text:list-item>
        <text:list-item>
          <text:p text:style-name="P43">Partitioned Placement Group</text:p>
          <text:list>
            <text:list-item>
              <text:p text:style-name="P43">Logical segmentation</text:p>
            </text:list-item>
            <text:list-item>
              <text:p text:style-name="P43">Each partition has its own set of racks, allows isolation of hardware failure within application</text:p>
            </text:list-item>
            <text:list-item>
              <text:p text:style-name="P43">Think multiple instances</text:p>
            </text:list-item>
          </text:list>
        </text:list-item>
        <text:list-item>
          <text:p text:style-name="P43">You can move instances into groups, but only if they’re stopped</text:p>
        </text:list-item>
      </text:list>
      <text:p text:style-name="P44">WAF:</text:p>
      <text:list xml:id="list1417720331" text:style-name="L15">
        <text:list-item>
          <text:p text:style-name="P45">Web Application Firewall</text:p>
        </text:list-item>
        <text:list-item>
          <text:p text:style-name="P45">Monitor HTTP/S requests that are forwarded to LB, CloudFront, or GateWay</text:p>
        </text:list-item>
        <text:list-item>
          <text:p text:style-name="P45">More secure than a typical firewall</text:p>
        </text:list-item>
        <text:list-item>
          <text:p text:style-name="P45">Allow all except blacklisted, block all except whitelisted, count requests that match the properties you specify</text:p>
        </text:list-item>
        <text:list-item>
          <text:p text:style-name="P45">Also good for preventing SQL injec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02:33:32.932814754</meta:creation-date>
    <dc:date>2020-04-12T21:40:37.776818505</dc:date>
    <meta:editing-duration>PT1H2M50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141" meta:word-count="1035" meta:character-count="5831" meta:non-whitespace-character-count="5060"/>
  </office:meta>
</office:document-meta>
</file>